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 fo:padding-bottom="1cm"/>
    </style:style>
    <style:style style:name="gr3" style:family="graphic" style:parent-style-name="objectwithoutfill">
      <style:graphic-properties draw:fill="none" draw:textarea-horizontal-align="center" draw:textarea-vertical-align="middle" fo:padding-bottom="1cm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/>
    </style:style>
    <style:style style:name="gr6" style:family="graphic" style:parent-style-name="objectwithoutfill">
      <style:graphic-properties draw:fill="none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3.8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cm" svg:height="11.3cm" svg:x="7.4cm" svg:y="4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3cm" svg:y1="8.3cm" svg:x2="15.6cm" svg:y2="8.3cm">
          <text:p/>
        </draw:line>
        <draw:line draw:style-name="gr3" draw:text-style-name="P1" draw:layer="layout" svg:x1="6cm" svg:y1="9.9cm" svg:x2="7.7cm" svg:y2="9.9cm">
          <text:p text:style-name="P1">MD</text:p>
        </draw:line>
        <draw:line draw:style-name="gr3" draw:text-style-name="P1" draw:layer="layout" svg:x1="6cm" svg:y1="11.3cm" svg:x2="7.7cm" svg:y2="11.3cm">
          <text:p text:style-name="P1">CLK<text:tab/></text:p>
        </draw:line>
        <draw:line draw:style-name="gr3" draw:text-style-name="P1" draw:layer="layout" svg:x1="6cm" svg:y1="12.6cm" svg:x2="7.7cm" svg:y2="12.6cm">
          <text:p text:style-name="P1">RST</text:p>
        </draw:line>
        <draw:line draw:style-name="gr3" draw:text-style-name="P1" draw:layer="layout" svg:x1="22cm" svg:y1="8.3cm" svg:x2="29.7cm" svg:y2="8.3cm">
          <text:p text:style-name="P1">OUT</text:p>
        </draw:line>
        <draw:custom-shape draw:style-name="gr4" draw:text-style-name="P1" xml:id="id4" draw:id="id4" draw:layer="layout" svg:width="7.6cm" svg:height="2cm" svg:x="10.9cm" svg:y="9.8cm">
          <text:p text:style-name="P1">CRC LOGI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1cm" svg:x="15.6cm" svg:y="7.7cm">
          <text:p text:style-name="P1">FF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6cm" svg:y1="8.3cm" svg:x2="11.6cm" svg:y2="9.8cm">
          <text:p/>
        </draw:line>
        <draw:custom-shape draw:style-name="gr4" draw:text-style-name="P1" xml:id="id3" draw:id="id3" draw:layer="layout" svg:width="1.6cm" svg:height="3.7cm" svg:x="20.4cm" svg:y="7.3cm"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6.7cm" svg:height="1.8cm" svg:x="10.6cm" svg:y="13.8cm">
          <text:p text:style-name="P1">Clock Coun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.6cm" svg:height="1.9cm" svg:x="8.7cm" svg:y="7.3cm">
          <text:p text:style-name="P1">AND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cm" svg:y1="8.3cm" svg:x2="8.7cm" svg:y2="8.3cm">
          <text:p text:style-name="P1">IN</text:p>
        </draw:line>
        <draw:line draw:style-name="gr7" draw:text-style-name="P1" draw:layer="layout" svg:x1="18.5cm" svg:y1="10.9cm" svg:x2="20.4cm" svg:y2="9.3cm">
          <text:p/>
        </draw:line>
        <draw:line draw:style-name="gr7" draw:text-style-name="P1" draw:layer="layout" svg:x1="17.3cm" svg:y1="8.3cm" svg:x2="20.5cm" svg:y2="8.3cm">
          <text:p/>
        </draw:line>
        <draw:connector draw:style-name="gr7" draw:text-style-name="P1" draw:layer="layout" draw:line-skew="1.4cm" svg:x1="13.95cm" svg:y1="13.8cm" svg:x2="9.5cm" svg:y2="9.2cm" draw:start-shape="id1" draw:start-glue-point="0" draw:end-shape="id2" draw:end-glue-point="2" svg:d="m13950 13800v-900h-4450v-3700">
          <text:p/>
        </draw:connector>
        <draw:connector draw:style-name="gr7" draw:text-style-name="P1" draw:layer="layout" draw:line-skew="0.5cm" svg:x1="13.95cm" svg:y1="13.8cm" svg:x2="21.2cm" svg:y2="11cm" draw:start-shape="id1" draw:start-glue-point="0" draw:end-shape="id3" draw:end-glue-point="2" svg:d="m13950 13800v-900h7250v-1900">
          <text:p/>
        </draw:connector>
        <draw:frame draw:style-name="gr8" draw:text-style-name="P2" draw:layer="layout" svg:width="3.876cm" svg:height="0.725cm" svg:x="21.6cm" svg:y="11.9cm">
          <draw:text-box>
            <text:p text:style-name="P2"><text:span text:style-name="T1">Controllo di uscita</text:span></text:p>
          </draw:text-box>
        </draw:frame>
        <draw:frame draw:style-name="gr8" draw:layer="layout" svg:width="3.567cm" svg:height="0.962cm" svg:x="14.633cm" svg:y="6.6cm">
          <draw:text-box>
            <text:p>Flip Flop D</text:p>
          </draw:text-box>
        </draw:frame>
        <draw:frame draw:style-name="gr9" draw:layer="layout" svg:width="26.9cm" svg:height="4.05cm" svg:x="1.3cm" svg:y="1cm">
          <draw:text-box>
            <text:p><text:span text:style-name="T1">CRC Logic è un registro a scorrimento più alcune parti di logica chiamate Xor_enable che servono a calcolare la CRC secondo l’algoritmo visto in </text:span><text:span text:style-name="T1"><text:a xlink:href="https://en.wikipedia.org/wiki/Computation_of_CRC">https://en.wikipedia.org/wiki/Computation_of_CRC</text:a></text:span><text:span text:style-name="T1"> e in </text:span><text:span text:style-name="T1"><text:a xlink:href="http://www3.rad.co.il/networks/1994/err_con/crc_hard.htm">http://www3.rad.co.il/networks/1994/err_con/crc_hard.htm</text:a></text:span><text:span text:style-name="T1">.</text:span></text:p>
            <text:p><text:span text:style-name="T1">Il nome si può e si deve cambiare perché non fornisce effettiva informazione su quello che fa quel modulo. In pratica CRC Logic ha un segnale di enable che dice quando calcolare il CRC o quando essere un semplice registro a scorrimento. Il segnale è fornito da Clock Counter </text:span></text:p>
          </draw:text-box>
        </draw:frame>
        <draw:connector draw:style-name="gr7" draw:text-style-name="P1" draw:layer="layout" svg:x1="13.95cm" svg:y1="13.8cm" svg:x2="14.7cm" svg:y2="11.8cm" draw:start-shape="id1" draw:start-glue-point="0" draw:end-shape="id4" draw:end-glue-point="2" svg:d="m13950 13800v-1000h750v-1000">
          <text:p/>
        </draw:connector>
        <draw:frame draw:style-name="gr10" draw:text-style-name="P2" draw:layer="layout" svg:width="2.9cm" svg:height="0.75cm" svg:x="15.1cm" svg:y="12cm">
          <draw:text-box>
            <text:p text:style-name="P2"><text:span text:style-name="T1">CRC enable</text:span></text:p>
          </draw:text-box>
        </draw:frame>
        <officeooo:annotation svg:x="8.622cm" svg:y="6.35cm">
          <dc:date>2012-12-21T17:27:26</dc:date>
          <text:p>Abilita la spedizione di 56 bit e basta</text:p>
          <text:p/>
          <text:p>Pensavo di aggiungere un segnale extra tipo “IN_ENABLE” per dire che si sta calcolando la CRC e che non saranno accettati ulteriori bit in input</text:p>
        </officeooo:annotation>
        <officeooo:annotation svg:x="15.719cm" svg:y="5.572cm">
          <dc:date>2012-12-21T17:28:19</dc:date>
          <text:p>Salva il bit di input prima di spedirlo. Questo è per avere la sincronizzazione con la CRC logic</text:p>
        </officeooo:annotation>
        <officeooo:annotation svg:x="20.948cm" svg:y="6.195cm">
          <dc:date>2012-12-21T17:29:10</dc:date>
          <text:p>Dopo aver spedito i 56 bit del messaggio </text:p>
        </officeooo:annotation>
        <officeooo:annotation svg:x="15.968cm" svg:y="12.98cm">
          <dc:date>2012-12-21T17:32:13</dc:date>
          <text:p>Lui conta i cicli di clock, in pratica suppongo di avere un nuovo bit ad ogni ciclo di clock sulla linea IN e quando ne ho contati 56 faccio queste cose:</text:p>
          <text:p>- disabilito IN tramite la and</text:p>
          <text:p>- dico che non accetto altri bit su IN con un segnale IN_Enable</text:p>
          <text:p>- Setto il multiplexer in modo che spedisca i bit di CRC logic ad ogni colpo di clock</text:p>
          <text:p>- disabilito i vari Xor_Enable nella CRC_logic in modo che diventi un semplice registro a scorrimento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KG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0T19:04:48</meta:creation-date>
    <dc:date>2012-12-21T17:37:42</dc:date>
    <meta:editing-duration>PT11M17S</meta:editing-duration>
    <meta:editing-cycles>2</meta:editing-cycles>
    <meta:generator>LibreOffice/3.6$Linux_X86_64 LibreOffice_project/360m1$Build-2</meta:generator>
    <meta:document-statistic meta:object-count="22"/>
  </office:meta>
</office:document-meta>
</file>